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/>
          <table:table-cell office:value-type="string" calcext:value-type="string">
            <text:p>Process</text:p>
          </table:table-cell>
          <table:table-cell table:style-name="ce1" office:value-type="string" calcext:value-type="string">
            <text:p>Xsec</text:p>
          </table:table-cell>
          <table:table-cell/>
          <table:table-cell office:value-type="string" calcext:value-type="string">
            <text:p>MC samp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float" office:value="0.027343" calcext:value-type="float">
            <text:p>0.027343</text:p>
          </table:table-cell>
          <table:table-cell/>
          <table:table-cell office:value-type="string" calcext:value-type="string">
            <text:p>mc16_13TeV.346218.aMcAtNloHerwig7EvtGen_UEEE5_CTEQ6L1_CT10ME_hh_WWbb_ll.deriv.DAOD_SUSY2.e6949_a875_r9364_p370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t</text:p>
          </table:table-cell>
          <table:table-cell office:value-type="float" office:value="729.77" calcext:value-type="float">
            <text:p>729.77</text:p>
          </table:table-cell>
          <table:table-cell/>
          <table:table-cell office:value-type="string" calcext:value-type="string">
            <text:p>mc16_13TeV.410472.PhPy8EG_A14_ttbar_hdamp258p75_dil.deriv.DAOD_SUSY2.e6348_s3126_r9364_p370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not in table</text:p>
          </table:table-cell>
          <table:table-cell office:value-type="string" calcext:value-type="string">
            <text:p>single top</text:p>
          </table:table-cell>
          <table:table-cell office:value-type="float" office:value="2.027" calcext:value-type="float">
            <text:p>2.027</text:p>
          </table:table-cell>
          <table:table-cell/>
          <table:table-cell office:value-type="string" calcext:value-type="string">
            <text:p>mc16_13TeV.410644.PowhegPythia8EvtGen_A14_singletop_schan_lept_top.deriv.DAOD_SUSY2.e6527_s3126_r9364_p37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t in table</text:p>
          </table:table-cell>
          <table:table-cell/>
          <table:table-cell office:value-type="float" office:value="1.2674" calcext:value-type="float">
            <text:p>1.2674</text:p>
          </table:table-cell>
          <table:table-cell/>
          <table:table-cell office:value-type="string" calcext:value-type="string">
            <text:p>mc16_13TeV.410645.PowhegPythia8EvtGen_A14_singletop_schan_lept_antitop.deriv.DAOD_SUSY2.e6527_s3126_r9364_p37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in table</text:p>
          </table:table-cell>
          <table:table-cell/>
          <table:table-cell office:value-type="float" office:value="36.996" calcext:value-type="float">
            <text:p>36.996</text:p>
          </table:table-cell>
          <table:table-cell/>
          <table:table-cell office:value-type="string" calcext:value-type="string">
            <text:p>mc16_13TeV.410658.PhPy8EG_A14_tchan_BW50_lept_top.deriv.DAOD_SUSY2.e6671_s3126_r9364_p37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in table</text:p>
          </table:table-cell>
          <table:table-cell/>
          <table:table-cell office:value-type="float" office:value="22.175" calcext:value-type="float">
            <text:p>22.175</text:p>
          </table:table-cell>
          <table:table-cell/>
          <table:table-cell office:value-type="string" calcext:value-type="string">
            <text:p>mc16_13TeV.410659.PhPy8EG_A14_tchan_BW50_lept_antitop.deriv.DAOD_SUSY2.e6671_s3126_r9364_p3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0:.C13])" office:value-type="float" office:value="62.4654" calcext:value-type="float">
            <text:p>62.465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t</text:p>
          </table:table-cell>
          <table:table-cell office:value-type="float" office:value="3.997" calcext:value-type="float">
            <text:p>3.997</text:p>
          </table:table-cell>
          <table:table-cell/>
          <table:table-cell office:value-type="string" calcext:value-type="string">
            <text:p>mc16_13TeV.410648.PowhegPythia8EvtGen_A14_Wt_DR_dilepton_top.deriv.DAOD_SUSY2.e6615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9939" calcext:value-type="float">
            <text:p>3.9939</text:p>
          </table:table-cell>
          <table:table-cell/>
          <table:table-cell office:value-type="string" calcext:value-type="string">
            <text:p>mc16_13TeV.410649.PowhegPythia8EvtGen_A14_Wt_DR_dilepton_antitop.deriv.DAOD_SUSY2.e6615_a875_r9364_p37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issing in l.o.s.</text:p>
          </table:table-cell>
          <table:table-cell/>
          <table:table-cell office:value-type="float" office:value="3.8902" calcext:value-type="float">
            <text:p>3.890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issing in l.o.s.</text:p>
          </table:table-cell>
          <table:table-cell/>
          <table:table-cell office:value-type="float" office:value="3.9665" calcext:value-type="float">
            <text:p>3.96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6:.C19])" office:value-type="float" office:value="15.8476" calcext:value-type="float">
            <text:p>15.847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Z+jets</text:p>
          </table:table-cell>
          <table:table-cell office:value-type="float" office:value="1982.4" calcext:value-type="float">
            <text:p>1982.4</text:p>
          </table:table-cell>
          <table:table-cell/>
          <table:table-cell office:value-type="string" calcext:value-type="string">
            <text:p>mc16_13TeV.364100.Sherpa_221_NNPDF30NNLO_Zmumu_MAXHTPTV0_70_CVeto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.1" calcext:value-type="float">
            <text:p>1982.1</text:p>
          </table:table-cell>
          <table:table-cell/>
          <table:table-cell office:value-type="string" calcext:value-type="string">
            <text:p>mc16_13TeV.364101.Sherpa_221_NNPDF30NNLO_Zmumu_MAXHTPTV0_70_CFilter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.5" calcext:value-type="float">
            <text:p>1981.5</text:p>
          </table:table-cell>
          <table:table-cell/>
          <table:table-cell office:value-type="string" calcext:value-type="string">
            <text:p>mc16_13TeV.364102.Sherpa_221_NNPDF30NNLO_Zmumu_MAXHTPTV0_70_BFilter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.14" calcext:value-type="float">
            <text:p>109.14</text:p>
          </table:table-cell>
          <table:table-cell/>
          <table:table-cell office:value-type="string" calcext:value-type="string">
            <text:p>mc16_13TeV.364103.Sherpa_221_NNPDF30NNLO_Zmumu_MAXHTPTV70_140_CVeto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.81" calcext:value-type="float">
            <text:p>108.81</text:p>
          </table:table-cell>
          <table:table-cell/>
          <table:table-cell office:value-type="string" calcext:value-type="string">
            <text:p>mc16_13TeV.364104.Sherpa_221_NNPDF30NNLO_Zmumu_MAXHTPTV70_140_CFilter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.98" calcext:value-type="float">
            <text:p>108.98</text:p>
          </table:table-cell>
          <table:table-cell/>
          <table:table-cell office:value-type="string" calcext:value-type="string">
            <text:p>mc16_13TeV.364105.Sherpa_221_NNPDF30NNLO_Zmumu_MAXHTPTV70_140_BFilter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87" calcext:value-type="float">
            <text:p>39.87</text:p>
          </table:table-cell>
          <table:table-cell/>
          <table:table-cell office:value-type="string" calcext:value-type="string">
            <text:p>mc16_13TeV.364106.Sherpa_221_NNPDF30NNLO_Zmumu_MAXHTPTV140_280_CVeto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857" calcext:value-type="float">
            <text:p>39.857</text:p>
          </table:table-cell>
          <table:table-cell/>
          <table:table-cell office:value-type="string" calcext:value-type="string">
            <text:p>mc16_13TeV.364107.Sherpa_221_NNPDF30NNLO_Zmumu_MAXHTPTV140_280_CFilter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891" calcext:value-type="float">
            <text:p>39.891</text:p>
          </table:table-cell>
          <table:table-cell/>
          <table:table-cell office:value-type="string" calcext:value-type="string">
            <text:p>mc16_13TeV.364108.Sherpa_221_NNPDF30NNLO_Zmumu_MAXHTPTV140_280_BFilter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5256" calcext:value-type="float">
            <text:p>8.5256</text:p>
          </table:table-cell>
          <table:table-cell/>
          <table:table-cell office:value-type="string" calcext:value-type="string">
            <text:p>mc16_13TeV.364109.Sherpa_221_NNPDF30NNLO_Zmumu_MAXHTPTV280_500_CVeto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5259" calcext:value-type="float">
            <text:p>8.5259</text:p>
          </table:table-cell>
          <table:table-cell/>
          <table:table-cell office:value-type="string" calcext:value-type="string">
            <text:p>mc16_13TeV.364110.Sherpa_221_NNPDF30NNLO_Zmumu_MAXHTPTV280_500_CFilterBVeto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5273" calcext:value-type="float">
            <text:p>8.5273</text:p>
          </table:table-cell>
          <table:table-cell/>
          <table:table-cell office:value-type="string" calcext:value-type="string">
            <text:p>mc16_13TeV.364111.Sherpa_221_NNPDF30NNLO_Zmumu_MAXHTPTV280_500_BFilter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7871" calcext:value-type="float">
            <text:p>1.7871</text:p>
          </table:table-cell>
          <table:table-cell/>
          <table:table-cell office:value-type="string" calcext:value-type="string">
            <text:p>mc16_13TeV.364112.Sherpa_221_NNPDF30NNLO_Zmumu_MAXHTPTV500_1000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76" calcext:value-type="float">
            <text:p>0.1476</text:p>
          </table:table-cell>
          <table:table-cell/>
          <table:table-cell office:value-type="string" calcext:value-type="string">
            <text:p>mc16_13TeV.364113.Sherpa_221_NNPDF30NNLO_Zmumu_MAXHTPTV1000_E_CMS.deriv.DAOD_SUSY2.e527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.6" calcext:value-type="float">
            <text:p>1981.6</text:p>
          </table:table-cell>
          <table:table-cell/>
          <table:table-cell office:value-type="string" calcext:value-type="string">
            <text:p>mc16_13TeV.364114.Sherpa_221_NNPDF30NNLO_Zee_MAXHTPTV0_70_CVeto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.5" calcext:value-type="float">
            <text:p>1981.5</text:p>
          </table:table-cell>
          <table:table-cell/>
          <table:table-cell office:value-type="string" calcext:value-type="string">
            <text:p>mc16_13TeV.364115.Sherpa_221_NNPDF30NNLO_Zee_MAXHTPTV0_70_CFilter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mc16_13TeV.364116.Sherpa_221_NNPDF30NNLO_Zee_MAXHTPTV0_70_BFilter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.65" calcext:value-type="float">
            <text:p>110.65</text:p>
          </table:table-cell>
          <table:table-cell/>
          <table:table-cell office:value-type="string" calcext:value-type="string">
            <text:p>mc16_13TeV.364117.Sherpa_221_NNPDF30NNLO_Zee_MAXHTPTV70_140_CVeto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.5" calcext:value-type="float">
            <text:p>110.5</text:p>
          </table:table-cell>
          <table:table-cell/>
          <table:table-cell office:value-type="string" calcext:value-type="string">
            <text:p>mc16_13TeV.364118.Sherpa_221_NNPDF30NNLO_Zee_MAXHTPTV70_140_CFilter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.46" calcext:value-type="float">
            <text:p>110.46</text:p>
          </table:table-cell>
          <table:table-cell/>
          <table:table-cell office:value-type="string" calcext:value-type="string">
            <text:p>mc16_13TeV.364119.Sherpa_221_NNPDF30NNLO_Zee_MAXHTPTV70_140_BFilter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645" calcext:value-type="float">
            <text:p>40.645</text:p>
          </table:table-cell>
          <table:table-cell/>
          <table:table-cell office:value-type="string" calcext:value-type="string">
            <text:p>mc16_13TeV.364120.Sherpa_221_NNPDF30NNLO_Zee_MAXHTPTV140_280_CVeto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671" calcext:value-type="float">
            <text:p>40.671</text:p>
          </table:table-cell>
          <table:table-cell/>
          <table:table-cell office:value-type="string" calcext:value-type="string">
            <text:p>mc16_13TeV.364121.Sherpa_221_NNPDF30NNLO_Zee_MAXHTPTV140_280_CFilter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674" calcext:value-type="float">
            <text:p>40.674</text:p>
          </table:table-cell>
          <table:table-cell/>
          <table:table-cell office:value-type="string" calcext:value-type="string">
            <text:p>mc16_13TeV.364122.Sherpa_221_NNPDF30NNLO_Zee_MAXHTPTV140_280_BFilter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701" calcext:value-type="float">
            <text:p>8.6701</text:p>
          </table:table-cell>
          <table:table-cell/>
          <table:table-cell office:value-type="string" calcext:value-type="string">
            <text:p>mc16_13TeV.364123.Sherpa_221_NNPDF30NNLO_Zee_MAXHTPTV280_500_CVeto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668" calcext:value-type="float">
            <text:p>8.6668</text:p>
          </table:table-cell>
          <table:table-cell/>
          <table:table-cell office:value-type="string" calcext:value-type="string">
            <text:p>mc16_13TeV.364124.Sherpa_221_NNPDF30NNLO_Zee_MAXHTPTV280_500_CFilterBVeto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812" calcext:value-type="float">
            <text:p>8.6812</text:p>
          </table:table-cell>
          <table:table-cell/>
          <table:table-cell office:value-type="string" calcext:value-type="string">
            <text:p>mc16_13TeV.364125.Sherpa_221_NNPDF30NNLO_Zee_MAXHTPTV280_500_BFilter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8092" calcext:value-type="float">
            <text:p>1.8092</text:p>
          </table:table-cell>
          <table:table-cell/>
          <table:table-cell office:value-type="string" calcext:value-type="string">
            <text:p>mc16_13TeV.364126.Sherpa_221_NNPDF30NNLO_Zee_MAXHTPTV500_1000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875" calcext:value-type="float">
            <text:p>0.14875</text:p>
          </table:table-cell>
          <table:table-cell/>
          <table:table-cell office:value-type="string" calcext:value-type="string">
            <text:p>mc16_13TeV.364127.Sherpa_221_NNPDF30NNLO_Zee_MAXHTPTV1000_E_CMS.deriv.DAOD_SUSY2.e529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.7" calcext:value-type="float">
            <text:p>1981.7</text:p>
          </table:table-cell>
          <table:table-cell/>
          <table:table-cell office:value-type="string" calcext:value-type="string">
            <text:p>mc16_13TeV.364128.Sherpa_221_NNPDF30NNLO_Ztautau_MAXHTPTV0_70_CVetoBVeto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.7" calcext:value-type="float">
            <text:p>1981.7</text:p>
          </table:table-cell>
          <table:table-cell/>
          <table:table-cell office:value-type="string" calcext:value-type="string">
            <text:p>mc16_13TeV.364129.Sherpa_221_NNPDF30NNLO_Ztautau_MAXHTPTV0_70_CFilterBVeto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.1" calcext:value-type="float">
            <text:p>1982.1</text:p>
          </table:table-cell>
          <table:table-cell/>
          <table:table-cell office:value-type="string" calcext:value-type="string">
            <text:p>mc16_13TeV.364130.Sherpa_221_NNPDF30NNLO_Ztautau_MAXHTPTV0_70_BFilter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.61" calcext:value-type="float">
            <text:p>110.61</text:p>
          </table:table-cell>
          <table:table-cell/>
          <table:table-cell office:value-type="string" calcext:value-type="string">
            <text:p>mc16_13TeV.364131.Sherpa_221_NNPDF30NNLO_Ztautau_MAXHTPTV70_140_CVetoBVeto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.46" calcext:value-type="float">
            <text:p>110.46</text:p>
          </table:table-cell>
          <table:table-cell/>
          <table:table-cell office:value-type="string" calcext:value-type="string">
            <text:p>mc16_13TeV.364132.Sherpa_221_NNPDF30NNLO_Ztautau_MAXHTPTV70_140_CFilterBVeto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.66" calcext:value-type="float">
            <text:p>110.66</text:p>
          </table:table-cell>
          <table:table-cell/>
          <table:table-cell office:value-type="string" calcext:value-type="string">
            <text:p>mc16_13TeV.364133.Sherpa_221_NNPDF30NNLO_Ztautau_MAXHTPTV70_140_BFilter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56" calcext:value-type="float">
            <text:p>40.756</text:p>
          </table:table-cell>
          <table:table-cell/>
          <table:table-cell office:value-type="string" calcext:value-type="string">
            <text:p>mc16_13TeV.364134.Sherpa_221_NNPDF30NNLO_Ztautau_MAXHTPTV140_280_CVetoBVeto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16" calcext:value-type="float">
            <text:p>40.716</text:p>
          </table:table-cell>
          <table:table-cell/>
          <table:table-cell office:value-type="string" calcext:value-type="string">
            <text:p>mc16_13TeV.364135.Sherpa_221_NNPDF30NNLO_Ztautau_MAXHTPTV140_280_CFilterBVeto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46" calcext:value-type="float">
            <text:p>40.746</text:p>
          </table:table-cell>
          <table:table-cell/>
          <table:table-cell office:value-type="string" calcext:value-type="string">
            <text:p>mc16_13TeV.364136.Sherpa_221_NNPDF30NNLO_Ztautau_MAXHTPTV140_280_BFilter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639" calcext:value-type="float">
            <text:p>8.6639</text:p>
          </table:table-cell>
          <table:table-cell/>
          <table:table-cell office:value-type="string" calcext:value-type="string">
            <text:p>mc16_13TeV.364137.Sherpa_221_NNPDF30NNLO_Ztautau_MAXHTPTV280_500_CVetoBVeto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76" calcext:value-type="float">
            <text:p>8.676</text:p>
          </table:table-cell>
          <table:table-cell/>
          <table:table-cell office:value-type="string" calcext:value-type="string">
            <text:p>mc16_13TeV.364138.Sherpa_221_NNPDF30NNLO_Ztautau_MAXHTPTV280_500_CFilterBVeto.deriv.DAOD_SUSY2.e5313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795" calcext:value-type="float">
            <text:p>8.6795</text:p>
          </table:table-cell>
          <table:table-cell/>
          <table:table-cell office:value-type="string" calcext:value-type="string">
            <text:p>mc16_13TeV.364139.Sherpa_221_NNPDF30NNLO_Ztautau_MAXHTPTV280_500_BFilter.deriv.DAOD_SUSY2.e5313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8078" calcext:value-type="float">
            <text:p>1.8078</text:p>
          </table:table-cell>
          <table:table-cell/>
          <table:table-cell office:value-type="string" calcext:value-type="string">
            <text:p>mc16_13TeV.364140.Sherpa_221_NNPDF30NNLO_Ztautau_MAXHTPTV500_1000.deriv.DAOD_SUSY2.e5307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826" calcext:value-type="float">
            <text:p>0.14826</text:p>
          </table:table-cell>
          <table:table-cell/>
          <table:table-cell office:value-type="string" calcext:value-type="string">
            <text:p>mc16_13TeV.364141.Sherpa_221_NNPDF30NNLO_Ztautau_MAXHTPTV1000_E_CMS.deriv.DAOD_SUSY2.e5307_s3126_r9364_p3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2:.C63])" office:value-type="float" office:value="19274.16101" calcext:value-type="float">
            <text:p>19274.1610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2414.3" calcext:value-type="float">
            <text:p>2414.3</text:p>
          </table:table-cell>
          <table:table-cell/>
          <table:table-cell office:value-type="string" calcext:value-type="string">
            <text:p>mc16_13TeV.364198.Sherpa_221_NN30NNLO_Zmm_Mll10_40_MAXHTPTV0_70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4.2" calcext:value-type="float">
            <text:p>2414.2</text:p>
          </table:table-cell>
          <table:table-cell/>
          <table:table-cell office:value-type="string" calcext:value-type="string">
            <text:p>mc16_13TeV.364199.Sherpa_221_NN30NNLO_Zmm_Mll10_40_MAXHTPTV0_70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33" calcext:value-type="float">
            <text:p>50.33</text:p>
          </table:table-cell>
          <table:table-cell/>
          <table:table-cell office:value-type="string" calcext:value-type="string">
            <text:p>mc16_13TeV.364200.Sherpa_221_NN30NNLO_Zmm_Mll10_40_MAXHTPTV70_280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29" calcext:value-type="float">
            <text:p>50.29</text:p>
          </table:table-cell>
          <table:table-cell/>
          <table:table-cell office:value-type="string" calcext:value-type="string">
            <text:p>mc16_13TeV.364201.Sherpa_221_NN30NNLO_Zmm_Mll10_40_MAXHTPTV70_280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2398" calcext:value-type="float">
            <text:p>3.2398</text:p>
          </table:table-cell>
          <table:table-cell/>
          <table:table-cell office:value-type="string" calcext:value-type="string">
            <text:p>mc16_13TeV.364202.Sherpa_221_NN30NNLO_Zmm_Mll10_40_MAXHTPTV280_E_CMS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2813" calcext:value-type="float">
            <text:p>3.2813</text:p>
          </table:table-cell>
          <table:table-cell/>
          <table:table-cell office:value-type="string" calcext:value-type="string">
            <text:p>mc16_13TeV.364203.Sherpa_221_NN30NNLO_Zmm_Mll10_40_MAXHTPTV280_E_CMS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.3" calcext:value-type="float">
            <text:p>2415.3</text:p>
          </table:table-cell>
          <table:table-cell/>
          <table:table-cell office:value-type="string" calcext:value-type="string">
            <text:p>mc16_13TeV.364204.Sherpa_221_NN30NNLO_Zee_Mll10_40_MAXHTPTV0_70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.5" calcext:value-type="float">
            <text:p>2415.5</text:p>
          </table:table-cell>
          <table:table-cell/>
          <table:table-cell office:value-type="string" calcext:value-type="string">
            <text:p>mc16_13TeV.364205.Sherpa_221_NN30NNLO_Zee_Mll10_40_MAXHTPTV0_70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354" calcext:value-type="float">
            <text:p>50.354</text:p>
          </table:table-cell>
          <table:table-cell/>
          <table:table-cell office:value-type="string" calcext:value-type="string">
            <text:p>mc16_13TeV.364206.Sherpa_221_NN30NNLO_Zee_Mll10_40_MAXHTPTV70_280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483" calcext:value-type="float">
            <text:p>50.483</text:p>
          </table:table-cell>
          <table:table-cell/>
          <table:table-cell office:value-type="string" calcext:value-type="string">
            <text:p>mc16_13TeV.364207.Sherpa_221_NN30NNLO_Zee_Mll10_40_MAXHTPTV70_280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2539" calcext:value-type="float">
            <text:p>3.2539</text:p>
          </table:table-cell>
          <table:table-cell/>
          <table:table-cell office:value-type="string" calcext:value-type="string">
            <text:p>mc16_13TeV.364208.Sherpa_221_NN30NNLO_Zee_Mll10_40_MAXHTPTV280_E_CMS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2526" calcext:value-type="float">
            <text:p>3.2526</text:p>
          </table:table-cell>
          <table:table-cell/>
          <table:table-cell office:value-type="string" calcext:value-type="string">
            <text:p>mc16_13TeV.364209.Sherpa_221_NN30NNLO_Zee_Mll10_40_MAXHTPTV280_E_CMS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mc16_13TeV.364210.Sherpa_221_NN30NNLO_Ztt_Mll10_40_MAXHTPTV0_70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4.4" calcext:value-type="float">
            <text:p>2414.4</text:p>
          </table:table-cell>
          <table:table-cell/>
          <table:table-cell office:value-type="string" calcext:value-type="string">
            <text:p>mc16_13TeV.364211.Sherpa_221_NN30NNLO_Ztt_Mll10_40_MAXHTPTV0_70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376" calcext:value-type="float">
            <text:p>50.376</text:p>
          </table:table-cell>
          <table:table-cell/>
          <table:table-cell office:value-type="string" calcext:value-type="string">
            <text:p>mc16_13TeV.364212.Sherpa_221_NN30NNLO_Ztt_Mll10_40_MAXHTPTV70_280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466" calcext:value-type="float">
            <text:p>50.466</text:p>
          </table:table-cell>
          <table:table-cell/>
          <table:table-cell office:value-type="string" calcext:value-type="string">
            <text:p>mc16_13TeV.364213.Sherpa_221_NN30NNLO_Ztt_Mll10_40_MAXHTPTV70_280_BFilter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2852" calcext:value-type="float">
            <text:p>3.2852</text:p>
          </table:table-cell>
          <table:table-cell/>
          <table:table-cell office:value-type="string" calcext:value-type="string">
            <text:p>mc16_13TeV.364214.Sherpa_221_NN30NNLO_Ztt_Mll10_40_MAXHTPTV280_E_CMS_BVeto.deriv.DAOD_SUSY2.e5421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2813" calcext:value-type="float">
            <text:p>3.2813</text:p>
          </table:table-cell>
          <table:table-cell/>
          <table:table-cell office:value-type="string" calcext:value-type="string">
            <text:p>mc16_13TeV.364215.Sherpa_221_NN30NNLO_Ztt_Mll10_40_MAXHTPTV280_E_CMS_BFilter.deriv.DAOD_SUSY2.e5421_s3126_r9364_p3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66:.C83])" office:value-type="float" office:value="14811.5931" calcext:value-type="float">
            <text:p>14811.593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+jets</text:p>
          </table:table-cell>
          <table:table-cell office:value-type="float" office:value="72.078" calcext:value-type="float">
            <text:p>72.078</text:p>
          </table:table-cell>
          <table:table-cell/>
          <table:table-cell office:value-type="string" calcext:value-type="string">
            <text:p>mc16_13TeV.364193.Sherpa_221_NNPDF30NNLO_Wtaunu_MAXHTPTV280_50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.77" calcext:value-type="float">
            <text:p>945.77</text:p>
          </table:table-cell>
          <table:table-cell/>
          <table:table-cell office:value-type="string" calcext:value-type="string">
            <text:p>mc16_13TeV.364175.Sherpa_221_NNPDF30NNLO_Wenu_MAXHTPTV70_14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4" calcext:value-type="float">
            <text:p>19144</text:p>
          </table:table-cell>
          <table:table-cell/>
          <table:table-cell office:value-type="string" calcext:value-type="string">
            <text:p>mc16_13TeV.364186.Sherpa_221_NNPDF30NNLO_Wtaunu_MAXHTPTV0_7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6.23" calcext:value-type="float">
            <text:p>946.23</text:p>
          </table:table-cell>
          <table:table-cell/>
          <table:table-cell office:value-type="string" calcext:value-type="string">
            <text:p>mc16_13TeV.364188.Sherpa_221_NNPDF30NNLO_Wtaunu_MAXHTPTV70_14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.71" calcext:value-type="float">
            <text:p>945.71</text:p>
          </table:table-cell>
          <table:table-cell/>
          <table:table-cell office:value-type="string" calcext:value-type="string">
            <text:p>mc16_13TeV.364189.Sherpa_221_NNPDF30NNLO_Wtaunu_MAXHTPTV70_14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91" calcext:value-type="float">
            <text:p>72.091</text:p>
          </table:table-cell>
          <table:table-cell/>
          <table:table-cell office:value-type="string" calcext:value-type="string">
            <text:p>mc16_13TeV.364181.Sherpa_221_NNPDF30NNLO_Wenu_MAXHTPTV280_50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.38" calcext:value-type="float">
            <text:p>945.38</text:p>
          </table:table-cell>
          <table:table-cell/>
          <table:table-cell office:value-type="string" calcext:value-type="string">
            <text:p>mc16_13TeV.364160.Sherpa_221_NNPDF30NNLO_Wmunu_MAXHTPTV70_14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73" calcext:value-type="float">
            <text:p>339.73</text:p>
          </table:table-cell>
          <table:table-cell/>
          <table:table-cell office:value-type="string" calcext:value-type="string">
            <text:p>mc16_13TeV.364162.Sherpa_221_NNPDF30NNLO_Wmunu_MAXHTPTV140_28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31" calcext:value-type="float">
            <text:p>339.31</text:p>
          </table:table-cell>
          <table:table-cell/>
          <table:table-cell office:value-type="string" calcext:value-type="string">
            <text:p>mc16_13TeV.364192.Sherpa_221_NNPDF30NNLO_Wtaunu_MAXHTPTV140_28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8" calcext:value-type="float">
            <text:p>339.8</text:p>
          </table:table-cell>
          <table:table-cell/>
          <table:table-cell office:value-type="string" calcext:value-type="string">
            <text:p>mc16_13TeV.364163.Sherpa_221_NNPDF30NNLO_Wmunu_MAXHTPTV140_28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64" calcext:value-type="float">
            <text:p>339.64</text:p>
          </table:table-cell>
          <table:table-cell/>
          <table:table-cell office:value-type="string" calcext:value-type="string">
            <text:p>mc16_13TeV.364164.Sherpa_221_NNPDF30NNLO_Wmunu_MAXHTPTV140_28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79" calcext:value-type="float">
            <text:p>72.079</text:p>
          </table:table-cell>
          <table:table-cell/>
          <table:table-cell office:value-type="string" calcext:value-type="string">
            <text:p>mc16_13TeV.364165.Sherpa_221_NNPDF30NNLO_Wmunu_MAXHTPTV280_50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1" calcext:value-type="float">
            <text:p>72.1</text:p>
          </table:table-cell>
          <table:table-cell/>
          <table:table-cell office:value-type="string" calcext:value-type="string">
            <text:p>mc16_13TeV.364166.Sherpa_221_NNPDF30NNLO_Wmunu_MAXHTPTV280_50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58" calcext:value-type="float">
            <text:p>72.058</text:p>
          </table:table-cell>
          <table:table-cell/>
          <table:table-cell office:value-type="string" calcext:value-type="string">
            <text:p>mc16_13TeV.364167.Sherpa_221_NNPDF30NNLO_Wmunu_MAXHTPTV280_50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3" calcext:value-type="float">
            <text:p>19153</text:p>
          </table:table-cell>
          <table:table-cell/>
          <table:table-cell office:value-type="string" calcext:value-type="string">
            <text:p>mc16_13TeV.364170.Sherpa_221_NNPDF30NNLO_Wenu_MAXHTPTV0_7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344" calcext:value-type="float">
            <text:p>1.2344</text:p>
          </table:table-cell>
          <table:table-cell/>
          <table:table-cell office:value-type="string" calcext:value-type="string">
            <text:p>mc16_13TeV.364183.Sherpa_221_NNPDF30NNLO_Wenu_MAXHTPTV1000_E_CMS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5" calcext:value-type="float">
            <text:p>19145</text:p>
          </table:table-cell>
          <table:table-cell/>
          <table:table-cell office:value-type="string" calcext:value-type="string">
            <text:p>mc16_13TeV.364171.Sherpa_221_NNPDF30NNLO_Wenu_MAXHTPTV0_7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38" calcext:value-type="float">
            <text:p>19138</text:p>
          </table:table-cell>
          <table:table-cell/>
          <table:table-cell office:value-type="string" calcext:value-type="string">
            <text:p>mc16_13TeV.364172.Sherpa_221_NNPDF30NNLO_Wenu_MAXHTPTV0_7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006" calcext:value-type="float">
            <text:p>15.006</text:p>
          </table:table-cell>
          <table:table-cell/>
          <table:table-cell office:value-type="string" calcext:value-type="string">
            <text:p>mc16_13TeV.364168.Sherpa_221_NNPDF30NNLO_Wmunu_MAXHTPTV500_1000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341" calcext:value-type="float">
            <text:p>1.2341</text:p>
          </table:table-cell>
          <table:table-cell/>
          <table:table-cell office:value-type="string" calcext:value-type="string">
            <text:p>mc16_13TeV.364197.Sherpa_221_NNPDF30NNLO_Wtaunu_MAXHTPTV1000_E_CMS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348" calcext:value-type="float">
            <text:p>1.2348</text:p>
          </table:table-cell>
          <table:table-cell/>
          <table:table-cell office:value-type="string" calcext:value-type="string">
            <text:p>mc16_13TeV.364169.Sherpa_221_NNPDF30NNLO_Wmunu_MAXHTPTV1000_E_CMS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.02" calcext:value-type="float">
            <text:p>945.02</text:p>
          </table:table-cell>
          <table:table-cell/>
          <table:table-cell office:value-type="string" calcext:value-type="string">
            <text:p>mc16_13TeV.364187.Sherpa_221_NNPDF30NNLO_Wtaunu_MAXHTPTV70_14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5" calcext:value-type="float">
            <text:p>19155</text:p>
          </table:table-cell>
          <table:table-cell/>
          <table:table-cell office:value-type="string" calcext:value-type="string">
            <text:p>mc16_13TeV.364184.Sherpa_221_NNPDF30NNLO_Wtaunu_MAXHTPTV0_7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75" calcext:value-type="float">
            <text:p>339.75</text:p>
          </table:table-cell>
          <table:table-cell/>
          <table:table-cell office:value-type="string" calcext:value-type="string">
            <text:p>mc16_13TeV.364176.Sherpa_221_NNPDF30NNLO_Wenu_MAXHTPTV140_28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8" calcext:value-type="float">
            <text:p>339.8</text:p>
          </table:table-cell>
          <table:table-cell/>
          <table:table-cell office:value-type="string" calcext:value-type="string">
            <text:p>mc16_13TeV.364177.Sherpa_221_NNPDF30NNLO_Wenu_MAXHTPTV140_28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64" calcext:value-type="float">
            <text:p>339.64</text:p>
          </table:table-cell>
          <table:table-cell/>
          <table:table-cell office:value-type="string" calcext:value-type="string">
            <text:p>mc16_13TeV.364178.Sherpa_221_NNPDF30NNLO_Wenu_MAXHTPTV140_28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.99" calcext:value-type="float">
            <text:p>71.99</text:p>
          </table:table-cell>
          <table:table-cell/>
          <table:table-cell office:value-type="string" calcext:value-type="string">
            <text:p>mc16_13TeV.364194.Sherpa_221_NNPDF30NNLO_Wtaunu_MAXHTPTV280_50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74" calcext:value-type="float">
            <text:p>72.074</text:p>
          </table:table-cell>
          <table:table-cell/>
          <table:table-cell office:value-type="string" calcext:value-type="string">
            <text:p>mc16_13TeV.364179.Sherpa_221_NNPDF30NNLO_Wenu_MAXHTPTV280_50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047" calcext:value-type="float">
            <text:p>15.047</text:p>
          </table:table-cell>
          <table:table-cell/>
          <table:table-cell office:value-type="string" calcext:value-type="string">
            <text:p>mc16_13TeV.364182.Sherpa_221_NNPDF30NNLO_Wenu_MAXHTPTV500_1000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9" calcext:value-type="float">
            <text:p>19149</text:p>
          </table:table-cell>
          <table:table-cell/>
          <table:table-cell office:value-type="string" calcext:value-type="string">
            <text:p>mc16_13TeV.364156.Sherpa_221_NNPDF30NNLO_Wmunu_MAXHTPTV0_7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9" calcext:value-type="float">
            <text:p>19149</text:p>
          </table:table-cell>
          <table:table-cell/>
          <table:table-cell office:value-type="string" calcext:value-type="string">
            <text:p>mc16_13TeV.364185.Sherpa_221_NNPDF30NNLO_Wtaunu_MAXHTPTV0_7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38" calcext:value-type="float">
            <text:p>19138</text:p>
          </table:table-cell>
          <table:table-cell/>
          <table:table-cell office:value-type="string" calcext:value-type="string">
            <text:p>mc16_13TeV.364158.Sherpa_221_NNPDF30NNLO_Wmunu_MAXHTPTV0_7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2" calcext:value-type="float">
            <text:p>19142</text:p>
          </table:table-cell>
          <table:table-cell/>
          <table:table-cell office:value-type="string" calcext:value-type="string">
            <text:p>mc16_13TeV.364157.Sherpa_221_NNPDF30NNLO_Wmunu_MAXHTPTV0_7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69" calcext:value-type="float">
            <text:p>339.69</text:p>
          </table:table-cell>
          <table:table-cell/>
          <table:table-cell office:value-type="string" calcext:value-type="string">
            <text:p>mc16_13TeV.364190.Sherpa_221_NNPDF30NNLO_Wtaunu_MAXHTPTV140_28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4.98" calcext:value-type="float">
            <text:p>944.98</text:p>
          </table:table-cell>
          <table:table-cell/>
          <table:table-cell office:value-type="string" calcext:value-type="string">
            <text:p>mc16_13TeV.364173.Sherpa_221_NNPDF30NNLO_Wenu_MAXHTPTV70_14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.74" calcext:value-type="float">
            <text:p>945.74</text:p>
          </table:table-cell>
          <table:table-cell/>
          <table:table-cell office:value-type="string" calcext:value-type="string">
            <text:p>mc16_13TeV.364174.Sherpa_221_NNPDF30NNLO_Wenu_MAXHTPTV70_14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052" calcext:value-type="float">
            <text:p>15.052</text:p>
          </table:table-cell>
          <table:table-cell/>
          <table:table-cell office:value-type="string" calcext:value-type="string">
            <text:p>mc16_13TeV.364196.Sherpa_221_NNPDF30NNLO_Wtaunu_MAXHTPTV500_1000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.945" calcext:value-type="float">
            <text:p>71.945</text:p>
          </table:table-cell>
          <table:table-cell/>
          <table:table-cell office:value-type="string" calcext:value-type="string">
            <text:p>mc16_13TeV.364195.Sherpa_221_NNPDF30NNLO_Wtaunu_MAXHTPTV280_500_BFilter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105" calcext:value-type="float">
            <text:p>72.105</text:p>
          </table:table-cell>
          <table:table-cell/>
          <table:table-cell office:value-type="string" calcext:value-type="string">
            <text:p>mc16_13TeV.364180.Sherpa_221_NNPDF30NNLO_Wenu_MAXHTPTV280_500_CFilter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.52" calcext:value-type="float">
            <text:p>945.52</text:p>
          </table:table-cell>
          <table:table-cell/>
          <table:table-cell office:value-type="string" calcext:value-type="string">
            <text:p>mc16_13TeV.364159.Sherpa_221_NNPDF30NNLO_Wmunu_MAXHTPTV70_140_CVetoBVeto.deriv.DAOD_SUSY2.e534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.84" calcext:value-type="float">
            <text:p>339.84</text:p>
          </table:table-cell>
          <table:table-cell/>
          <table:table-cell office:value-type="string" calcext:value-type="string">
            <text:p>mc16_13TeV.364191.Sherpa_221_NNPDF30NNLO_Wtaunu_MAXHTPTV140_280_CFilterBVeto.deriv.DAOD_SUSY2.e5340_s3126_r9364_p3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6:.C126])" office:value-type="float" office:value="183631.8783" calcext:value-type="float">
            <text:p>183631.878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V</text:p>
          </table:table-cell>
          <table:table-cell office:value-type="float" office:value="4.5765" calcext:value-type="float">
            <text:p>4.5765</text:p>
          </table:table-cell>
          <table:table-cell/>
          <table:table-cell office:value-type="string" calcext:value-type="string">
            <text:p>mc16_13TeV.364253.Sherpa_222_NNPDF30NNLO_lllv.deriv.DAOD_SUSY2.e5916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501" calcext:value-type="float">
            <text:p>12.501</text:p>
          </table:table-cell>
          <table:table-cell/>
          <table:table-cell office:value-type="string" calcext:value-type="string">
            <text:p>mc16_13TeV.364254.Sherpa_222_NNPDF30NNLO_llvv.deriv.DAOD_SUSY2.e5916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2344" calcext:value-type="float">
            <text:p>3.2344</text:p>
          </table:table-cell>
          <table:table-cell/>
          <table:table-cell office:value-type="string" calcext:value-type="string">
            <text:p>mc16_13TeV.364255.Sherpa_222_NNPDF30NNLO_lvvv.deriv.DAOD_SUSY2.e5916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7168" calcext:value-type="float">
            <text:p>0.047168</text:p>
          </table:table-cell>
          <table:table-cell/>
          <table:table-cell office:value-type="string" calcext:value-type="string">
            <text:p>mc16_13TeV.364284.Sherpa_222_NNPDF30NNLO_lllvjj_EW6.deriv.DAOD_SUSY2.e6055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521" calcext:value-type="float">
            <text:p>0.02521</text:p>
          </table:table-cell>
          <table:table-cell/>
          <table:table-cell office:value-type="string" calcext:value-type="string">
            <text:p>mc16_13TeV.364286.Sherpa_222_NNPDF30NNLO_llvvjj_ss_EW4.deriv.DAOD_SUSY2.e6055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4484" calcext:value-type="float">
            <text:p>1.4484</text:p>
          </table:table-cell>
          <table:table-cell/>
          <table:table-cell office:value-type="string" calcext:value-type="string">
            <text:p>mc16_13TeV.364288.Sherpa_222_NNPDF30NNLO_llll_lowMllPtComplement.deriv.DAOD_SUSY2.e6096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9708" calcext:value-type="float">
            <text:p>2.9708</text:p>
          </table:table-cell>
          <table:table-cell/>
          <table:table-cell office:value-type="string" calcext:value-type="string">
            <text:p>mc16_13TeV.364289.Sherpa_222_NNPDF30NNLO_lllv_lowMllPtComplement.deriv.DAOD_SUSY2.e6133_s3126_r9364_p3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29:.C135])" office:value-type="float" office:value="24.803478" calcext:value-type="float">
            <text:p>24.80347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t + V</text:p>
          </table:table-cell>
          <table:table-cell office:value-type="float" office:value="0.54822" calcext:value-type="float">
            <text:p>0.54822</text:p>
          </table:table-cell>
          <table:table-cell/>
          <table:table-cell office:value-type="string" calcext:value-type="string">
            <text:p>mc16_13TeV.410155.aMcAtNloPythia8EvtGen_MEN30NLO_A14N23LO_ttW.deriv.DAOD_SUSY2.e507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5506" calcext:value-type="float">
            <text:p>0.15506</text:p>
          </table:table-cell>
          <table:table-cell/>
          <table:table-cell office:value-type="string" calcext:value-type="string">
            <text:p>mc16_13TeV.410156.aMcAtNloPythia8EvtGen_MEN30NLO_A14N23LO_ttZnunu.deriv.DAOD_SUSY2.e507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2821" calcext:value-type="float">
            <text:p>0.52821</text:p>
          </table:table-cell>
          <table:table-cell/>
          <table:table-cell office:value-type="string" calcext:value-type="string">
            <text:p>mc16_13TeV.410157.aMcAtNloPythia8EvtGen_MEN30NLO_A14N23LO_ttZqq.deriv.DAOD_SUSY2.e507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6865" calcext:value-type="float">
            <text:p>0.036865</text:p>
          </table:table-cell>
          <table:table-cell/>
          <table:table-cell office:value-type="string" calcext:value-type="string">
            <text:p>mc16_13TeV.410218.aMcAtNloPythia8EvtGen_MEN30NLO_A14N23LO_ttee.deriv.DAOD_SUSY2.e507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6868" calcext:value-type="float">
            <text:p>0.036868</text:p>
          </table:table-cell>
          <table:table-cell/>
          <table:table-cell office:value-type="string" calcext:value-type="string">
            <text:p>mc16_13TeV.410219.aMcAtNloPythia8EvtGen_MEN30NLO_A14N23LO_ttmumu.deriv.DAOD_SUSY2.e5070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6555" calcext:value-type="float">
            <text:p>0.036555</text:p>
          </table:table-cell>
          <table:table-cell/>
          <table:table-cell office:value-type="string" calcext:value-type="string">
            <text:p>mc16_13TeV.410220.aMcAtNloPythia8EvtGen_MEN30NLO_A14N23LO_tttautau.deriv.DAOD_SUSY2.e5070_s3126_r9364_p3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38:.C143])" office:value-type="float" office:value="1.341778" calcext:value-type="float">
            <text:p>1.34177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ingle h</text:p>
          </table:table-cell>
          <table:table-cell office:value-type="float" office:value="1.1021" calcext:value-type="float">
            <text:p>1.1021</text:p>
          </table:table-cell>
          <table:table-cell/>
          <table:table-cell office:value-type="string" calcext:value-type="string">
            <text:p>mc16_13TeV.342284.Pythia8EvtGen_A14NNPDF23LO_WH125_inc.deriv.DAOD_SUSY2.e4246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0072" calcext:value-type="float">
            <text:p>0.60072</text:p>
          </table:table-cell>
          <table:table-cell/>
          <table:table-cell office:value-type="string" calcext:value-type="string">
            <text:p>mc16_13TeV.342285.Pythia8EvtGen_A14NNPDF23LO_ZH125_inc.deriv.DAOD_SUSY2.e4246_s3126_r9364_p37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t in table</text:p>
          </table:table-cell>
          <table:table-cell/>
          <table:table-cell office:value-type="float" office:value="28.302" calcext:value-type="float">
            <text:p>28.302</text:p>
          </table:table-cell>
          <table:table-cell/>
          <table:table-cell office:value-type="string" calcext:value-type="string">
            <text:p>mc16_13TeV.345120.PowhegPy8EG_NNLOPS_nnlo_30_ggH125_tautaul13l7.deriv.DAOD_SUSY2.e5814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301" calcext:value-type="float">
            <text:p>28.301</text:p>
          </table:table-cell>
          <table:table-cell/>
          <table:table-cell office:value-type="string" calcext:value-type="string">
            <text:p>mc16_13TeV.345324.PowhegPythia8EvtGen_NNLOPS_NN30_ggH125_WWlvlv_EF_15_5.deriv.DAOD_SUSY2.e5769_s3126_r9364_p3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51156" calcext:value-type="float">
            <text:p>0.051156</text:p>
          </table:table-cell>
          <table:table-cell/>
          <table:table-cell office:value-type="string" calcext:value-type="string">
            <text:p>mc16_13TeV.345940.aMcAtNloPythia8EvtGen_ttH_dilep.deriv.DAOD_SUSY2.e6654_a875_r9364_p3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46:.C150])" office:value-type="float" office:value="58.356976" calcext:value-type="float">
            <text:p>58.3569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6:28:49.398176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4:39.902531283</meta:creation-date>
    <dc:date>2019-03-13T16:48:52.149863837</dc:date>
    <meta:editing-duration>PT43M21S</meta:editing-duration>
    <meta:editing-cycles>10</meta:editing-cycles>
    <meta:generator>LibreOffice/6.0.6.2$Linux_X86_64 LibreOffice_project/00$Build-2</meta:generator>
    <meta:document-statistic meta:table-count="1" meta:cell-count="292" meta:object-count="0"/>
  </office:meta>
</office:document-meta>
</file>